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25in"/>
    </style:style>
    <style:style style:name="Table1.B" style:family="table-column">
      <style:table-column-properties style:column-width="2.5625in"/>
    </style:style>
    <style:style style:name="Table1.C" style:family="table-column">
      <style:table-column-properties style:column-width="3.052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0.2938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8a311" officeooo:paragraph-rsid="0008a311"/>
    </style:style>
    <style:style style:name="P2" style:family="paragraph" style:parent-style-name="Table_20_Contents">
      <style:paragraph-properties fo:text-align="justify" style:justify-single-word="false"/>
      <style:text-properties officeooo:rsid="0008a311" officeooo:paragraph-rsid="0008a311"/>
    </style:style>
    <style:style style:name="P3" style:family="paragraph" style:parent-style-name="Table_20_Contents">
      <style:paragraph-properties fo:text-align="justify" style:justify-single-word="false"/>
      <style:text-properties officeooo:rsid="000d09e5" officeooo:paragraph-rsid="000d09e5"/>
    </style:style>
    <style:style style:name="P4" style:family="paragraph" style:parent-style-name="Table_20_Contents">
      <style:paragraph-properties fo:text-align="justify" style:justify-single-word="false"/>
      <style:text-properties officeooo:paragraph-rsid="000d09e5"/>
    </style:style>
    <style:style style:name="P5" style:family="paragraph" style:parent-style-name="Table_20_Contents">
      <style:paragraph-properties fo:text-align="justify" style:justify-single-word="false"/>
      <style:text-properties officeooo:paragraph-rsid="0008a311"/>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rsid="00105ea0" officeooo:paragraph-rsid="00105ea0"/>
    </style:style>
    <style:style style:name="P8" style:family="paragraph" style:parent-style-name="Table_20_Contents">
      <style:paragraph-properties fo:text-align="justify" style:justify-single-word="false"/>
      <style:text-properties officeooo:rsid="0008a311" officeooo:paragraph-rsid="0008a311"/>
    </style:style>
    <style:style style:name="T1" style:family="text">
      <style:text-properties officeooo:rsid="0008a311"/>
    </style:style>
    <style:style style:name="T2" style:family="text">
      <style:text-properties officeooo:rsid="000b122c"/>
    </style:style>
    <style:style style:name="T3" style:family="text">
      <style:text-properties officeooo:rsid="000d09e5"/>
    </style:style>
    <style:style style:name="T4" style:family="text">
      <style:text-properties officeooo:rsid="000d1f0e"/>
    </style:style>
    <style:style style:name="T5" style:family="text">
      <style:text-properties officeooo:rsid="00105ea0"/>
    </style:style>
    <style:style style:name="T6" style:family="text">
      <style:text-properties officeooo:rsid="0010a8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
          </table:table-cell>
          <table:table-cell table:style-name="Table1.A1" office:value-type="string">
            <text:p text:style-name="P1">RDBMS</text:p>
          </table:table-cell>
          <table:table-cell table:style-name="Table1.C1" office:value-type="string">
            <text:p text:style-name="P1">Graph Database</text:p>
          </table:table-cell>
        </table:table-row>
        <table:table-row table:style-name="Table1.2">
          <table:table-cell table:style-name="Table1.A2" office:value-type="string">
            <text:p text:style-name="P5">Định <text:span text:style-name="T1">nghĩa</text:span></text:p>
          </table:table-cell>
          <table:table-cell table:style-name="Table1.A2" office:value-type="string">
            <text:p text:style-name="P2">Là kiểu tổ chức cơ sở dữ liệu dưới dạng bảng bao gồm nhiều hàng cột, các bảng được nối với nhau bằn<text:span text:style-name="T2">g các liên kết giữa các khóa.</text:span></text:p>
          </table:table-cell>
          <table:table-cell table:style-name="Table1.C2" office:value-type="string">
            <text:p text:style-name="P2">Là <text:span text:style-name="T2">cơ sở dữ liệu sử dụng cấu trúc Graph để lưu trữ. ( Cấu trúc Graph: Các record dữ liệu được gọi là các node. Các node được kết nối với nhau <text:s/>bằng các relationship. Các node và relationship đều có thể có thuộc tính để làm rõ mối quan hệ của các node)</text:span></text:p>
          </table:table-cell>
        </table:table-row>
        <table:table-row table:style-name="Table1.2">
          <table:table-cell table:style-name="Table1.A2" office:value-type="string">
            <text:p text:style-name="P5">Ưu điểm</text:p>
          </table:table-cell>
          <table:table-cell table:style-name="Table1.A2" office:value-type="string">
            <text:p text:style-name="P2">- Ổ<text:span text:style-name="T4">n định, hỗ trợ đầy đủ các chức năng.</text:span></text:p>
            <text:p text:style-name="P2">- <text:span text:style-name="T5">Sử dụng ít bộ nhớ hơn.</text:span></text:p>
            <text:p text:style-name="P2">- <text:span text:style-name="T5">Cấu trúc đơn giản, dễ sử dụng.</text:span></text:p>
            <text:p text:style-name="P2">- <text:span text:style-name="T6">Quản lý được các dữ liệu dư thừa.</text:span></text:p>
          </table:table-cell>
          <table:table-cell table:style-name="Table1.C2" office:value-type="string">
            <text:p text:style-name="P4">- <text:span text:style-name="T3">Liên kết trực quan nên dễ dàng tìm ra các liên kết giữa các node một cách trực tiếp và đơn giản.</text:span></text:p>
            <text:p text:style-name="P3">- Dễ dàng tập trung vào một liên kết trong một hệ sơ sở dữ liệu lớn.</text:p>
            <text:p text:style-name="P3">- <text:span text:style-name="T4">Có thể tổ chức cơ sở dữ liệu lớn.</text:span></text:p>
          </table:table-cell>
        </table:table-row>
        <table:table-row table:style-name="Table1.2">
          <table:table-cell table:style-name="Table1.A2" office:value-type="string">
            <text:p text:style-name="P2">Nhược điểm</text:p>
          </table:table-cell>
          <table:table-cell table:style-name="Table1.A2" office:value-type="string">
            <text:p text:style-name="P2">- Biểu diễn cơ sở dữ liệu dưới dạng bảng nên không trực quan.</text:p>
            <text:p text:style-name="P2">- <text:span text:style-name="T3">Khi cơ sở dữ liệu lớn, việc liên kết các bảng và tìm lại liên kết giữa các bảng trở nên khó khăn và phức tạp.</text:span></text:p>
            <text:p text:style-name="P2">- <text:span text:style-name="T3">Khi có bất kì thay đổi nào trong tổ chức dữ liệu, có thể xảy ra các xung đột khiến việc thay đổi trở nên khó khăn, phức tạp hoặc ảnh hưởng đến các dữ liệu khác.</text:span></text:p>
            <text:p text:style-name="P2"/>
          </table:table-cell>
          <table:table-cell table:style-name="Table1.C2" office:value-type="string">
            <text:p text:style-name="P6">- <text:span text:style-name="T4">Thiếu tính ổn định.</text:span></text:p>
            <text:p text:style-name="P6">- <text:span text:style-name="T4">Thiếu sự hỗ trợ tính năng.</text:span></text:p>
            <text:p text:style-name="P6">- <text:span text:style-name="T4">Cần một lực lượng nhân lực có tri thức về lĩnh vực NoSQL</text:span></text:p>
            <text:p text:style-name="P7">- Sử dụng nhiều bộ nhớ.yah</text:p>
            <text:p text:style-name="P7">- Cấu trúc phức tạ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0:31:40.343610861</meta:creation-date>
    <meta:editing-duration>PT13M5S</meta:editing-duration>
    <meta:editing-cycles>4</meta:editing-cycles>
    <meta:generator>LibreOffice/4.2.8.2$Linux_X86_64 LibreOffice_project/420m0$Build-2</meta:generator>
    <dc:date>2015-08-21T09:45:23.175722879</dc:date>
    <meta:document-statistic meta:table-count="1" meta:image-count="0" meta:object-count="0" meta:page-count="1" meta:paragraph-count="22" meta:word-count="293" meta:character-count="1243" meta:non-whitespace-character-count="971"/>
  </office:meta>
</office:document-meta>
</file>